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3.5pt"/>
    </style:style>
    <style:style style:name="P2" style:family="paragraph" style:parent-style-name="Standard" style:list-style-name="L1">
      <style:text-properties style:font-name="sans-serif" fo:font-size="13.5pt" officeooo:paragraph-rsid="000ce368"/>
    </style:style>
    <style:style style:name="P3" style:family="paragraph" style:parent-style-name="Standard" style:list-style-name="L1">
      <style:text-properties style:font-name="sans-serif" fo:font-size="13.5pt" officeooo:rsid="00061f57" officeooo:paragraph-rsid="00061f57"/>
    </style:style>
    <style:style style:name="P4" style:family="paragraph" style:parent-style-name="Standard">
      <style:text-properties style:font-name="sans-serif" fo:font-size="13.5pt" officeooo:rsid="00061f57" officeooo:paragraph-rsid="00061f57"/>
    </style:style>
    <style:style style:name="P5" style:family="paragraph" style:parent-style-name="Standard" style:list-style-name="L1">
      <style:text-properties style:font-name="sans-serif" fo:font-size="13.5pt" officeooo:rsid="000d2b06" officeooo:paragraph-rsid="000e4f51"/>
    </style:style>
    <style:style style:name="P6" style:family="paragraph" style:parent-style-name="Standard" style:list-style-name="L1">
      <style:text-properties officeooo:paragraph-rsid="00061f57"/>
    </style:style>
    <style:style style:name="P7" style:family="paragraph" style:parent-style-name="Standard" style:list-style-name="L1">
      <style:text-properties officeooo:paragraph-rsid="000b8f9e"/>
    </style:style>
    <style:style style:name="P8" style:family="paragraph" style:parent-style-name="Standard" style:list-style-name="L1">
      <style:text-properties officeooo:rsid="0007e50a" officeooo:paragraph-rsid="0007e50a"/>
    </style:style>
    <style:style style:name="P9" style:family="paragraph" style:parent-style-name="Standard" style:list-style-name="L1">
      <style:text-properties officeooo:rsid="0008df29" officeooo:paragraph-rsid="0008df29"/>
    </style:style>
    <style:style style:name="P10" style:family="paragraph" style:parent-style-name="Standard" style:list-style-name="L1">
      <style:text-properties officeooo:rsid="0008df29" officeooo:paragraph-rsid="0009c70b"/>
    </style:style>
    <style:style style:name="P11" style:family="paragraph" style:parent-style-name="Standard">
      <style:text-properties officeooo:rsid="0008df29" officeooo:paragraph-rsid="0008df29"/>
    </style:style>
    <style:style style:name="P12" style:family="paragraph" style:parent-style-name="Standard" style:list-style-name="L1">
      <style:text-properties fo:font-weight="bold" officeooo:rsid="0008df29" officeooo:paragraph-rsid="0009c70b" style:font-weight-asian="bold" style:font-weight-complex="bold"/>
    </style:style>
    <style:style style:name="P13" style:family="paragraph" style:parent-style-name="Standard" style:list-style-name="L1">
      <style:text-properties fo:font-weight="bold" officeooo:rsid="0009c70b" officeooo:paragraph-rsid="0009c70b" style:font-weight-asian="bold" style:font-weight-complex="bold"/>
    </style:style>
    <style:style style:name="P14" style:family="paragraph" style:parent-style-name="Standard" style:list-style-name="L1">
      <style:text-properties fo:font-weight="bold" officeooo:paragraph-rsid="000b8f9e" style:font-weight-asian="bold" style:font-weight-complex="bold"/>
    </style:style>
    <style:style style:name="P15" style:family="paragraph" style:parent-style-name="Standard" style:list-style-name="L1">
      <style:text-properties fo:font-weight="bold" officeooo:rsid="000b8f9e" officeooo:paragraph-rsid="000b8f9e" style:font-weight-asian="bold" style:font-weight-complex="bold"/>
    </style:style>
    <style:style style:name="P16" style:family="paragraph" style:parent-style-name="Standard" style:list-style-name="L1">
      <style:text-properties officeooo:rsid="0009c70b" officeooo:paragraph-rsid="0009c70b"/>
    </style:style>
    <style:style style:name="P17" style:family="paragraph" style:parent-style-name="Standard" style:list-style-name="L1">
      <style:text-properties fo:font-weight="normal" officeooo:rsid="0009c70b" officeooo:paragraph-rsid="000b8f9e" style:font-weight-asian="normal" style:font-weight-complex="normal"/>
    </style:style>
    <style:style style:name="P18" style:family="paragraph" style:parent-style-name="Standard" style:list-style-name="L1">
      <style:text-properties fo:font-weight="normal" officeooo:rsid="000b8f9e" officeooo:paragraph-rsid="000b8f9e" style:font-weight-asian="normal" style:font-weight-complex="normal"/>
    </style:style>
    <style:style style:name="P19" style:family="paragraph" style:parent-style-name="Standard" style:list-style-name="L1">
      <style:text-properties officeooo:rsid="000b8f9e" officeooo:paragraph-rsid="000b8f9e"/>
    </style:style>
    <style:style style:name="P20" style:family="paragraph" style:parent-style-name="Standard" style:list-style-name="L1">
      <style:text-properties officeooo:rsid="000ce368" officeooo:paragraph-rsid="000ce368"/>
    </style:style>
    <style:style style:name="P21" style:family="paragraph" style:parent-style-name="Standard">
      <style:text-properties officeooo:rsid="000ce368" officeooo:paragraph-rsid="000ce368"/>
    </style:style>
    <style:style style:name="T1" style:family="text">
      <style:text-properties officeooo:rsid="0007e50a"/>
    </style:style>
    <style:style style:name="T2" style:family="text">
      <style:text-properties style:font-name="sans-serif" fo:font-size="13.5pt"/>
    </style:style>
    <style:style style:name="T3" style:family="text">
      <style:text-properties style:font-name="sans-serif" fo:font-size="13.5pt" officeooo:rsid="00061f57"/>
    </style:style>
    <style:style style:name="T4" style:family="text">
      <style:text-properties style:font-name="sans-serif" fo:font-size="13.5pt" officeooo:rsid="0009c70b"/>
    </style:style>
    <style:style style:name="T5" style:family="text">
      <style:text-properties style:font-name="sans-serif" fo:font-size="13.5pt" officeooo:rsid="000b8f9e"/>
    </style:style>
    <style:style style:name="T6" style:family="text">
      <style:text-properties style:font-name="sans-serif" fo:font-size="13.5pt" fo:font-weight="normal" style:font-weight-asian="normal" style:font-weight-complex="normal"/>
    </style:style>
    <style:style style:name="T7" style:family="text">
      <style:text-properties style:font-name="sans-serif" fo:font-size="13.5pt" fo:font-weight="normal" officeooo:rsid="000b8f9e" style:font-weight-asian="normal" style:font-weight-complex="normal"/>
    </style:style>
    <style:style style:name="T8" style:family="text">
      <style:text-properties style:font-name="sans-serif" fo:font-size="13.5pt" fo:font-weight="normal" officeooo:rsid="0009c70b" style:font-weight-asian="normal" style:font-weight-complex="normal"/>
    </style:style>
    <style:style style:name="T9" style:family="text">
      <style:text-properties style:font-name="sans-serif" fo:font-size="13.5pt" fo:font-style="italic" style:font-style-asian="italic" style:font-style-complex="italic"/>
    </style:style>
    <style:style style:name="T10" style:family="text">
      <style:text-properties style:font-name="sans-serif" fo:font-size="13.5pt" fo:font-weight="bold" style:font-weight-asian="bold" style:font-weight-complex="bold"/>
    </style:style>
    <style:style style:name="T11" style:family="text">
      <style:text-properties officeooo:rsid="0008df29"/>
    </style:style>
    <style:style style:name="T12" style:family="text">
      <style:text-properties fo:font-weight="normal" officeooo:rsid="000ce368" style:font-weight-asian="normal" style:font-weight-complex="normal"/>
    </style:style>
    <style:style style:name="T13" style:family="text">
      <style:text-properties officeooo:rsid="000e4f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Qn</text:span>1. List down any 5 differences between Traditional and Modern project </text:p>
      <text:p text:style-name="P1">management methodologies?</text:p>
      <text:p text:style-name="P1"/>
      <text:list xml:id="list810742830690963581" text:style-name="L1">
        <text:list-item>
          <text:p text:style-name="P3">Different project managment principles are used for different projects.</text:p>
        </text:list-item>
        <text:list-item>
          <text:p text:style-name="P3">waterfall method is commonly used as traditional methodology.</text:p>
        </text:list-item>
        <text:list-item>
          <text:p text:style-name="P3">Modern methods include agile(scrum),<text:span text:style-name="T1">PRINCE2,CPM,CCPM,Lean,six sigma etc.</text:span></text:p>
        </text:list-item>
      </text:list>
      <text:p text:style-name="P4"><text:s text:c="7"/></text:p>
      <text:list xml:id="list155917420123642" text:continue-numbering="true" text:style-name="L1">
        <text:list-item>
          <text:p text:style-name="P6"><text:span text:style-name="T3">Using the Waterfall process in projects means once the project scope is defined, you’ll be assigning teams with clearly set goals and timelines. </text:span></text:p>
        </text:list-item>
        <text:list-item>
          <text:p text:style-name="P8"><text:span text:style-name="T3">A</text:span><text:span text:style-name="T2">ccurate timeline and budget is set through traditional method and it is absent in modern.</text:span></text:p>
        </text:list-item>
        <text:list-item>
          <text:p text:style-name="P8"><text:span text:style-name="T2">Documentation is provided in tradional method ,but in modern method only for some techniques like PRINCE2 it is provided.</text:span></text:p>
        </text:list-item>
        <text:list-item>
          <text:p text:style-name="P8"><text:span text:style-name="T2">Traditional methods are not suitable for adapting the changes in the working stage of the project whereas in modern method it is possible.</text:span></text:p>
        </text:list-item>
        <text:list-item>
          <text:p text:style-name="P9"><text:span text:style-name="T2">Traditional method is a step by step procedure and it achieveas succession in implementation process and provides the benefits of milestone based planning.</text:span></text:p>
        </text:list-item>
      </text:list>
      <text:p text:style-name="P11"><text:span text:style-name="T2"/></text:p>
      <text:list xml:id="list155918097056112" text:continue-numbering="true" text:style-name="L1">
        <text:list-header>
          <text:p text:style-name="P9"><text:span text:style-name="T2">Qn2.How to choose which Project Management Methodology that the project should adapt and why?</text:span></text:p>
          <text:p text:style-name="P9"><text:span text:style-name="T2"/></text:p>
        </text:list-header>
        <text:list-item>
          <text:p text:style-name="P9"><text:span text:style-name="T2">Projects come in all shapes and sizes, from small, highly-focused jobs requiring only a few tasks, to complex. In order to successfully tackle any project, we need some kind of plan in place. </text:span></text:p>
        </text:list-item>
        <text:list-item>
          <text:p text:style-name="P9"><text:span text:style-name="T2">Project management methodologies are choosed according to the duration,cost,resources etc.</text:span></text:p>
          <text:p text:style-name="P12"><text:span text:style-name="T2">Waterfall </text:span></text:p>
        </text:list-item>
        <text:list-item>
          <text:p text:style-name="P9"><text:span text:style-name="T2">Waterfall was one of the first project management methodologies to come into being. It offered a difference from more “traditional” approach to projects.</text:span></text:p>
        </text:list-item>
        <text:list-item>
          <text:p text:style-name="P9"><text:span text:style-name="T2">In contrast, Waterfall aims to eliminate risk by outlining all the steps of the project from the beginning.</text:span></text:p>
        </text:list-item>
        <text:list-item>
          <text:p text:style-name="P10"><text:span text:style-name="T2">The </text:span><text:span text:style-name="T4">importance </text:span><text:span text:style-name="T2">of the methodology is that if </text:span><text:span text:style-name="T4">we </text:span><text:span text:style-name="T2">spend more time in the beginning of a project outlining the design and requirements, then the actual project will flow fast and smooth, like a waterfall. </text:span></text:p>
        </text:list-item>
        <text:list-item>
          <text:p text:style-name="P10"><text:span text:style-name="T2">Each project phase is 100% completed before moving on to the next.</text:span></text:p>
        </text:list-item>
        <text:list-item>
          <text:p text:style-name="P16"><text:soft-page-break/><text:span text:style-name="T2">Waterfall is mainly used when the project mission is critical,highly complex and exceptionally high level of tolerance is required</text:span></text:p>
        </text:list-item>
        <text:list-item>
          <text:p text:style-name="P16"><text:span text:style-name="T2">Waterfall can’t be used for long term projects which might be changeable in future.</text:span></text:p>
          <text:p text:style-name="P13"><text:span text:style-name="T2">Agile</text:span></text:p>
        </text:list-item>
        <text:list-item>
          <text:p text:style-name="P17"><text:span text:style-name="T2">Agile is one of the most widely used modern project management methodologies.</text:span></text:p>
        </text:list-item>
        <text:list-item>
          <text:p text:style-name="P17"><text:span text:style-name="T2">Agile is fast catching up. Agile was designed with the tech industry in mind, and like its name suggests, it focuses on a speedy turnaround and an ability to adapt to changing parameters throughout the project’s timespan.</text:span></text:p>
        </text:list-item>
        <text:list-item>
          <text:p text:style-name="P17"><text:span text:style-name="T2">Many teams find Agile helps them to both improve productivity while allowing them to boost creativity and create unique solutions.</text:span></text:p>
        </text:list-item>
        <text:list-item>
          <text:p text:style-name="P7"><text:span text:style-name="T7">Agile is flexible so that it</text:span><text:span text:style-name="T5"> is a great methodology for creative and software projects, where new ideas and innovations can be quickly adapted into the existing framework.</text:span><text:span text:style-name="T8"> </text:span></text:p>
        </text:list-item>
        <text:list-item>
          <text:p text:style-name="P7"><text:span text:style-name="T8">Agile is a very hands-on approach, especially for stakeholders and project managers </text:span><text:span text:style-name="T7">so that the project fails when thier involvement is absent in the project.</text:span></text:p>
          <text:p text:style-name="P7"><text:span text:style-name="T7"/></text:p>
          <text:p text:style-name="P14"><text:span text:style-name="T5">Prince2 </text:span></text:p>
        </text:list-item>
        <text:list-item>
          <text:p text:style-name="P18"><text:span text:style-name="T2">Projects In Controlled Environment presents a suite of process-driven methods and documentation oriented approaches</text:span></text:p>
          <text:p text:style-name="P19"><text:span text:style-name="T2">that allows driving various projects in private and public environment</text:span></text:p>
        </text:list-item>
        <text:list-item>
          <text:p text:style-name="P19"><text:span text:style-name="T2">It encompasses high level management control and organisation of a project.</text:span></text:p>
        </text:list-item>
        <text:list-item>
          <text:p text:style-name="P19"><text:span text:style-name="T9">In </text:span><text:span text:style-name="T2">large corporate entities, the extensive documentation required for PRINCE2 helps with performance appraisals and corporate planning, as well as mitigating against certain risks.</text:span></text:p>
        </text:list-item>
        <text:list-item>
          <text:p text:style-name="P19"><text:span text:style-name="T2">It is not much adaptive to changes in the project because here documentation is provided changes.</text:span></text:p>
          <text:p text:style-name="P15"><text:span text:style-name="T2">CPM</text:span></text:p>
        </text:list-item>
        <text:list-item>
          <text:p text:style-name="P18"><text:span text:style-name="T2">Critical path method is the longest duration of completion of a project.</text:span></text:p>
        </text:list-item>
        <text:list-item>
          <text:p text:style-name="P18"><text:span text:style-name="T2">Here specific dates can be assigned to each task,so many can compare what should be happend with what is happening on a daily basis.It is optimal for projects with short duration</text:span></text:p>
        </text:list-item>
        <text:list-item>
          <text:p text:style-name="P18"><text:span text:style-name="T2">A major drawback is that CPM doesnot consider resource availability in planning so we may be left with an overly optimism</text:span></text:p>
          <text:p text:style-name="P18"><text:span text:style-name="T10">CCPM</text:span></text:p>
        </text:list-item>
        <text:list-item>
          <text:p text:style-name="P7"><text:span text:style-name="T7"><text:s/>It is the way to plan,implement and review various kinds of work in single and multiproject environment</text:span></text:p>
        </text:list-item>
        <text:list-item>
          <text:p text:style-name="P19"><text:soft-page-break/><text:span text:style-name="T6">This management methodology uses theory of constraints and concepts of buffer to establish improved task</text:span></text:p>
        </text:list-item>
        <text:list-item>
          <text:p text:style-name="P20"><text:span text:style-name="T6">tasks can be collaborate on basis so that all keyplayers will be available when we need them</text:span></text:p>
        </text:list-item>
        <text:list-item>
          <text:p text:style-name="P20"><text:span text:style-name="T6">This approach may not be effective for projects with short deadlines.</text:span></text:p>
          <text:p text:style-name="P20"><text:span text:style-name="T6"/></text:p>
          <text:p text:style-name="P2"><text:span text:style-name="T12">Qn3.When do you decide if the Project has to be done in Sprints and provide </text:span>an example</text:p>
          <text:p text:style-name="P5"><text:s text:c="3"/>Sprint is one of the most commonly used modern project mana gement principle .It is the agile form of the project management that is widely used .It is very easily adaptive to the changes. As the name indicates it is the completion <text:s/>of a task in a very small interval of the time. <text:span text:style-name="T13">During such instances we use the <text:s/>sprint method.</text:span></text:p>
        </text:list-item>
        <text:list-item>
          <text:p text:style-name="P5"><text:s text:c="7"/><text:span text:style-name="T13">The most common example of the sprint method is that when we are developing an android handset of high specification and if we are using waterfall <text:s/>method after a specific time period the android technology would be overthrown by some other technologies and the finally when the project is about to launch its demand would be lost comletely.and the company might suffer terrrible loss</text:span></text:p>
          <text:p text:style-name="P5"><text:s/></text:p>
        </text:list-item>
      </text:list>
      <text:p text:style-name="P2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38:51.110301813</meta:creation-date>
    <dc:date>2016-08-17T15:59:08.533161244</dc:date>
    <meta:editing-duration>PT17M13S</meta:editing-duration>
    <meta:editing-cycles>2</meta:editing-cycles>
    <meta:generator>LibreOffice/5.1.4.2$Linux_X86_64 LibreOffice_project/10m0$Build-2</meta:generator>
    <meta:document-statistic meta:table-count="0" meta:image-count="0" meta:object-count="0" meta:page-count="3" meta:paragraph-count="49" meta:word-count="831" meta:character-count="4994" meta:non-whitespace-character-count="4224"/>
  </office:meta>
</office:document-meta>
</file>